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e8aa5aa"/>
    </style:style>
    <style:style style:name="P43" style:family="paragraph" style:parent-style-name="Standard">
      <style:text-properties officeooo:rsid="0e8aa5aa" officeooo:paragraph-rsid="0e8aa5aa"/>
    </style:style>
    <style:style style:name="P44" style:family="paragraph" style:parent-style-name="Standard">
      <style:text-properties officeooo:rsid="0e8aa5aa"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7" style:family="paragraph" style:parent-style-name="Footnote">
      <style:text-properties officeooo:rsid="043ccc66" officeooo:paragraph-rsid="0e849f1d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c8b5238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paragraph-rsid="0d8c21b9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e38fc62"/>
    </style:style>
    <style:style style:name="P57" style:family="paragraph" style:parent-style-name="Standard">
      <style:paragraph-properties fo:text-align="center" style:justify-single-word="false"/>
      <style:text-properties officeooo:paragraph-rsid="0e82f1b0"/>
    </style:style>
    <style:style style:name="P58" style:family="paragraph" style:parent-style-name="Standard">
      <style:paragraph-properties fo:text-align="center" style:justify-single-word="false"/>
      <style:text-properties officeooo:paragraph-rsid="10b8151a"/>
    </style:style>
    <style:style style:name="P59" style:family="paragraph" style:parent-style-name="Standard">
      <style:text-properties officeooo:paragraph-rsid="0fad1a3f"/>
    </style:style>
    <style:style style:name="P60" style:family="paragraph" style:parent-style-name="Standard">
      <style:text-properties officeooo:paragraph-rsid="0e0463fc"/>
    </style:style>
    <style:style style:name="P61" style:family="paragraph" style:parent-style-name="Standard">
      <style:text-properties officeooo:paragraph-rsid="101fb94a"/>
    </style:style>
    <style:style style:name="P62" style:family="paragraph" style:parent-style-name="Standard">
      <style:text-properties officeooo:paragraph-rsid="10245b8e"/>
    </style:style>
    <style:style style:name="P63" style:family="paragraph" style:parent-style-name="Standard">
      <style:text-properties officeooo:paragraph-rsid="10259f28"/>
    </style:style>
    <style:style style:name="P64" style:family="paragraph" style:parent-style-name="Standard">
      <style:text-properties officeooo:paragraph-rsid="10279665"/>
    </style:style>
    <style:style style:name="P65" style:family="paragraph" style:parent-style-name="Standard">
      <style:text-properties officeooo:rsid="104324ed" officeooo:paragraph-rsid="102a6057"/>
    </style:style>
    <style:style style:name="P66" style:family="paragraph" style:parent-style-name="Standard">
      <style:text-properties officeooo:paragraph-rsid="104f81b5"/>
    </style:style>
    <style:style style:name="P67" style:family="paragraph" style:parent-style-name="Standard">
      <style:text-properties officeooo:rsid="101e3872" officeooo:paragraph-rsid="10505b46"/>
    </style:style>
    <style:style style:name="P68" style:family="paragraph" style:parent-style-name="Standard">
      <style:text-properties officeooo:paragraph-rsid="1057599b"/>
    </style:style>
    <style:style style:name="P69" style:family="paragraph" style:parent-style-name="Footnote">
      <style:text-properties officeooo:paragraph-rsid="107b5934"/>
    </style:style>
    <style:style style:name="P70" style:family="paragraph" style:parent-style-name="Footnote">
      <style:text-properties officeooo:paragraph-rsid="108b0ed7"/>
    </style:style>
    <style:style style:name="P71" style:family="paragraph" style:parent-style-name="Standard">
      <style:text-properties officeooo:paragraph-rsid="10b975fb"/>
    </style:style>
    <style:style style:name="P72" style:family="paragraph" style:parent-style-name="Standard">
      <style:text-properties officeooo:paragraph-rsid="10ba098e"/>
    </style:style>
    <style:style style:name="P73" style:family="paragraph" style:parent-style-name="Standard">
      <style:text-properties officeooo:paragraph-rsid="10be1a4c"/>
    </style:style>
    <style:style style:name="P74" style:family="paragraph" style:parent-style-name="Standard">
      <style:text-properties officeooo:paragraph-rsid="10bef563"/>
    </style:style>
    <style:style style:name="P75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style:use-window-font-color="true" loext:opacity="0%" style:font-name="Liberation Sans" officeooo:rsid="047da547"/>
    </style:style>
    <style:style style:name="T17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weight="normal" officeooo:rsid="10bef5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style:font-size-asian="12pt" style:font-size-complex="12pt"/>
    </style:style>
    <style:style style:name="T210" style:family="text">
      <style:text-properties style:use-window-font-color="true" loext:opacity="0%" style:font-name="Liberation Sans" officeooo:rsid="0efd8e5c"/>
    </style:style>
    <style:style style:name="T21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officeooo:rsid="04473353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font-size="10pt" officeooo:rsid="04473353" style:font-size-asian="10pt" style:font-size-complex="10pt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1" style:family="text">
      <style:text-properties officeooo:rsid="0f0ca65a"/>
    </style:style>
    <style:style style:name="T222" style:family="text">
      <style:text-properties officeooo:rsid="0aace3cd"/>
    </style:style>
    <style:style style:name="T223" style:family="text">
      <style:text-properties officeooo:rsid="0f95a7a0"/>
    </style:style>
    <style:style style:name="T224" style:family="text">
      <style:text-properties officeooo:rsid="0f8f58bd"/>
    </style:style>
    <style:style style:name="T225" style:family="text">
      <style:text-properties style:font-name="Ubuntu1" fo:font-size="10pt" officeooo:rsid="04473353" style:font-size-asian="10pt" style:font-size-complex="10pt"/>
    </style:style>
    <style:style style:name="T226" style:family="text">
      <style:text-properties style:text-underline-style="none"/>
    </style:style>
    <style:style style:name="T227" style:family="text">
      <style:text-properties officeooo:rsid="108e61e7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5"><text:span text:style-name="T134">C</text:span><text:span text:style-name="T133">hecklist voor </text:span><text:span text:style-name="T135">de installatie</text:span><text:span text:style-name="T133"> van </text:span><text:span text:style-name="T133"><text:user-field-get text:name="Distro">Debian</text:user-field-get></text:span><text:span text:style-name="T136"><text:s/></text:span><text:span text:style-name="T136"><text:user-field-get text:name="Version">12</text:user-field-get></text:span><text:span text:style-name="T137"><text:note text:id="ftn1" text:note-class="footnote"><text:note-citation>1</text:note-citation><text:note-body><text:p text:style-name="P20"><text:span text:style-name="T234">D</text:span><text:span text:style-name="T235">eze </text:span><text:span text:style-name="Strong_20_Emphasis"><text:span text:style-name="T244"><text:user-field-get text:name="Distro">Debian</text:user-field-get></text:span></text:span><text:span text:style-name="T236"><text:s/></text:span><text:span text:style-name="T243"><text:user-field-get text:name="Version">12</text:user-field-get></text:span><text:span text:style-name="T243"><text:s/>Server</text:span><text:span text:style-name="T235"> (codenaam </text:span><text:span text:style-name="T237">bookworm</text:span><text:span text:style-name="T235">) van </text:span><text:span text:style-name="T238">juni</text:span><text:span text:style-name="T239"> </text:span><text:span text:style-name="Strong_20_Emphasis"><text:span text:style-name="T245"><text:user-field-get text:name="Releaseyear">2023</text:user-field-get></text:span></text:span><text:span text:style-name="T240"><text:s/></text:span><text:span text:style-name="T234">is een zogenaamde </text:span><text:span text:style-name="T235">LTS-</text:span><text:span text:style-name="T234">versie</text:span><text:span text:style-name="T235"> </text:span><text:span text:style-name="T234">(</text:span><text:span text:style-name="T235">staat voor Long-Term Support, </text:span><text:span text:style-name="T241">langetermijnondersteuning</text:span><text:span text:style-name="T234">)</text:span><text:span text:style-name="T241"> </text:span><text:span text:style-name="T242">en</text:span><text:span text:style-name="T240"> </text:span><text:span text:style-name="T235">wordt gedurende 5 jaar ondersteund tot </text:span><text:span text:style-name="T238">juni</text:span><text:span text:style-name="T235"> 202</text:span><text:span text:style-name="T238">8</text:span><text:span text:style-name="T235">.</text:span></text:p></text:note-body></text:note></text:span><text:span text:style-name="T138"><text:s/></text:span><text:span text:style-name="T139">Server</text:span><text:span text:style-name="T175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21">ONDERSTREEPTE</text:span></text:span><text:span text:style-name="T1"> </text:span><text:span text:style-name="T14">woorden</text:span><text:span text:style-name="T13"> het</text:span><text:span text:style-name="Strong_20_Emphasis"><text:span text:style-name="T220"> </text:span></text:span><text:span text:style-name="Strong_20_Emphasis"><text:span text:style-name="T219">tekstvak</text:span></text:span><text:span text:style-name="T14"> </text:span><text:span text:style-name="T15">in,</text:span><text:span text:style-name="T14"> </text:span><text:span text:style-name="T176">zie </text:span><text:span text:style-name="T210">[</text:span><text:span text:style-name="T176">toelichting</text:span><text:span text:style-name="T210">]</text:span><text:span text:style-name="T14">:</text:span></text:p>
      <text:p text:style-name="P23"><text:span text:style-name="Definition"><text:span text:style-name="T18">GEBRUIKER</text:span></text:span><text:span text:style-name="T184"><text:tab/><text:tab/></text:span><text:span text:style-name="T209"> <text:tab/><text:tab/></text:span><text:span text:style-name="T185"><draw:control text:anchor-type="as-char" svg:y="-0.4cm" draw:z-index="11" draw:name="Gebruiker 3" draw:style-name="gr2" draw:text-style-name="P83" svg:width="6.4cm" svg:height="0.6cm" draw:control="control10"><svg:title>Gebruiker</svg:title><svg:desc>Volledige naam, bijv. Jan Stek</svg:desc></draw:control></text:span><text:span text:style-name="T185"><text:tab/> <text:s text:c="2"/></text:span><text:span text:style-name="T186">[</text:span><text:span text:style-name="T187">N</text:span><text:span text:style-name="T179">aam, bijv. </text:span><text:span text:style-name="T181">J</text:span><text:span text:style-name="T207">a</text:span><text:span text:style-name="T181">n </text:span><text:span text:style-name="T207">Jansen</text:span><text:span text:style-name="T208">]</text:span></text:p>
      <text:p text:style-name="P74"><text:span text:style-name="Definition"><text:span text:style-name="T178">g</text:span></text:span><text:span text:style-name="Definition">ebruikersnaam</text:span><text:span text:style-name="Definition"><text:span text:style-name="T226"><text:tab/></text:span></text:span><text:span text:style-name="T177"><draw:control text:anchor-type="as-char" svg:y="-0.4cm" draw:z-index="12" draw:name="Gberuikersnaam 3" draw:style-name="gr2" draw:text-style-name="P83" svg:width="6.4cm" svg:height="0.6cm" draw:control="control11"><svg:title>Gebruikersnaam</svg:title><svg:desc>Korte naam, bijv. jan</svg:desc></draw:control></text:span><text:span text:style-name="T177"><text:tab/> <text:s text:c="2"/></text:span><text:span text:style-name="T5">[</text:span><text:span text:style-name="T6">Gebruikers</text:span><text:span text:style-name="T5">naam</text:span><text:span text:style-name="T4">, bijv. </text:span><text:span text:style-name="T158">j</text:span><text:span text:style-name="T159">a</text:span><text:span text:style-name="T158">n</text:span><text:span text:style-name="T160">]</text:span></text:p>
      <text:p text:style-name="P23"><text:span text:style-name="Definition"><text:span text:style-name="T227">server</text:span></text:span><text:span text:style-name="Definition">NAAM</text:span><text:span text:style-name="T188"><text:tab/><text:tab/><text:tab/></text:span><draw:control text:anchor-type="as-char" svg:y="-0.4cm" draw:z-index="13" draw:name="Computernaam 2" draw:style-name="gr2" draw:text-style-name="P83" svg:width="6.4cm" svg:height="0.6cm" draw:control="control12"><svg:title>Computernaam</svg:title><svg:desc>Unieke naam van de computer</svg:desc></draw:control><text:tab/> <text:s text:c="2"/><text:span text:style-name="T191">[</text:span><text:span text:style-name="T192">N</text:span><text:span text:style-name="T189">aam van de </text:span><text:span text:style-name="T195">serv</text:span><text:span text:style-name="T189">e</text:span><text:span text:style-name="T190">r, </text:span><text:span text:style-name="T193">bijv. </text:span><text:span text:style-name="T195">sv</text:span><text:span text:style-name="T194">02</text:span><text:span text:style-name="T191">]</text:span></text:p>
      <text:p text:style-name="P23"><text:span text:style-name="Definition"><text:span text:style-name="T197">GEBRUIKER</text:span></text:span><text:span text:style-name="Definition"><text:span text:style-name="T206"><text:tab/></text:span></text:span><text:span text:style-name="T196"><text:tab/></text:span><text:span text:style-name="T209"> <text:tab/><text:tab/></text:span><text:span text:style-name="T185"><draw:control text:anchor-type="as-char" svg:y="-0.4cm" draw:z-index="14" draw:name="Gebruiker 4" draw:style-name="gr2" draw:text-style-name="P83" svg:width="6.4cm" svg:height="0.6cm" draw:control="control13"><svg:title>Gebruiker</svg:title><svg:desc>Volledige naam, bijv. Jan Stek</svg:desc></draw:control></text:span><text:span text:style-name="T185"><text:tab/> <text:s text:c="2"/></text:span><text:span text:style-name="T186">[</text:span><text:span text:style-name="T187">N</text:span><text:span text:style-name="T179">aam </text:span><text:span text:style-name="T182">evt. 2</text:span><text:span text:style-name="T211">e</text:span><text:span text:style-name="T180"> gebruiker</text:span><text:span text:style-name="T183">]</text:span></text:p>
      <text:p text:style-name="P74"><text:span text:style-name="Definition"><text:span text:style-name="T197">GEBRUIKERSN</text:span></text:span><text:span text:style-name="Definition"><text:span text:style-name="T198">aa</text:span></text:span><text:span text:style-name="Definition"><text:span text:style-name="T197">M</text:span></text:span><text:span text:style-name="Definition"><text:span text:style-name="T206"><text:tab/></text:span></text:span><text:span text:style-name="T177"><draw:control text:anchor-type="as-char" svg:y="-0.4cm" draw:z-index="15" draw:name="Gberuikersnaam 4" draw:style-name="gr2" draw:text-style-name="P83" svg:width="6.4cm" svg:height="0.6cm" draw:control="control14"><svg:title>Gebruikersnaam</svg:title><svg:desc>Korte naam, bijv. jan</svg:desc></draw:control></text:span><text:span text:style-name="T177"><text:tab/> <text:s text:c="2"/></text:span><text:span text:style-name="T199">[</text:span><text:span text:style-name="T200">Gebruikers</text:span><text:span text:style-name="T199">naam</text:span><text:span text:style-name="T201"> </text:span><text:span text:style-name="T202">e</text:span><text:span text:style-name="T203">vt. 2</text:span><text:span text:style-name="T212">e</text:span><text:span text:style-name="T203"> </text:span><text:span text:style-name="T204">gebruiker</text:span><text:span text:style-name="T205">]</text:span></text:p>
      <text:p text:style-name="P22"><text:span text:style-name="T140">Vervang </text:span><text:span text:style-name="T143">de</text:span><text:span text:style-name="T140"> </text:span><text:span text:style-name="Definition"><text:span text:style-name="T19">ONDERSTREEPTE</text:span></text:span><text:span text:style-name="T140"> </text:span><text:span text:style-name="T141">woorden </text:span><text:span text:style-name="T140">in deze checklist door </text:span><text:span text:style-name="T143">d</text:span><text:span text:style-name="T145">i</text:span><text:span text:style-name="T143">e </text:span><text:span text:style-name="T144">in </text:span><text:span text:style-name="T145">het</text:span><text:span text:style-name="Strong_20_Emphasis"><text:span text:style-name="T38"> </text:span></text:span><text:span text:style-name="Strong_20_Emphasis"><text:span text:style-name="T43">tekstvak</text:span></text:span><text:span text:style-name="T140">.</text:span></text:p>
      <text:p text:style-name="P25"/>
      <text:p text:style-name="P25"/>
      <text:p text:style-name="P24"><text:span text:style-name="T156">Nog niet op Linux?</text:span><text:span text:style-name="T147"><text:tab/></text:span><text:span text:style-name="T151">G</text:span><text:span text:style-name="T148">ebruik </text:span><text:span text:style-name="Strong_20_Emphasis"><text:span text:style-name="T161">Checklist </text:span></text:span><text:span text:style-name="Strong_20_Emphasis"><text:span text:style-name="T162">overzetten</text:span></text:span><text:span text:style-name="T14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9"> onder </text:span><text:span text:style-name="T157">Linux</text:span><text:span text:style-name="T142">.</text:span></text:p>
      <text:p text:style-name="P24"><text:span text:style-name="T154">Nieuwe installatie?</text:span><text:span text:style-name="T142"><text:tab/></text:span><text:span text:style-name="T151">B</text:span><text:span text:style-name="T142">egin bij hoofdstuk </text:span><text:span text:style-name="T154"><text:bookmark-ref text:reference-format="page" text:ref-name="__RefNumPara__4009_1271708128">2</text:bookmark-ref></text:span><text:span text:style-name="T154"><text:s text:c="2"/></text:span><text:span text:style-name="T155"><text:bookmark-ref text:reference-format="text" text:ref-name="__RefNumPara__4009_1271708128">Installatie uitvoeren</text:bookmark-ref></text:span><text:span text:style-name="T146">.</text:span></text:p>
      <text:p text:style-name="P21"><text:span text:style-name="Strong_20_Emphasis"><text:span text:style-name="T153"/></text:span></text:p>
      <text:p text:style-name="P21"><text:span text:style-name="Strong_20_Emphasis"><text:span text:style-name="T153"/></text:span></text:p>
      <text:list text:style-name="L1">
        <text:list-item>
          <text:p text:style-name="P76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2" draw:name="Vorm3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8" draw:name="Vorm 2" draw:style-name="gr1" draw:text-style-name="P8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6"><text:note text:id="ftn2" text:note-class="footnote"><text:note-citation>2</text:note-citation><text:note-body><text:p text:style-name="P18"><text:span text:style-name="T120">E</text:span><text:span text:style-name="T121">v</text:span><text:span text:style-name="T122">en</text:span><text:span text:style-name="T124">t</text:span><text:span text:style-name="T125">uele </text:span><text:span text:style-name="T126">extra </text:span><text:span text:style-name="Definition"><text:span text:style-name="T215">gebruiker</text:span></text:span><text:span text:style-name="T126">s aanmelden </text:span><text:span text:style-name="T127">en dezelfde stappen uitvoeren</text:span><text:span text:style-name="T123">.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6" draw:name="Vorm 5" draw:style-name="gr1" draw:text-style-name="P8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35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80">Type: </text:span></text:span><text:span text:style-name="User_20_Entry"><text:span text:style-name="T130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4" office:value-type="string">
            <text:p text:style-name="P43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7" draw:name="Vorm 7" draw:style-name="gr1" draw:text-style-name="P8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8" draw:name="Vorm 8" draw:style-name="gr1" draw:text-style-name="P82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68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1"> </text:span></text:span><text:span text:style-name="Strong_20_Emphasis"><text:span text:style-name="T66">1</text:span></text:span><text:span text:style-name="Strong_20_Emphasis"><text:span text:style-name="T56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77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8"><draw:control text:anchor-type="as-char" draw:z-index="3" draw:name="Vorm9" draw:style-name="gr1" draw:text-style-name="P82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3"><text:span text:style-name="T170">Start de computer op vanaf</text:span><text:span text:style-name="T170"><text:note text:id="ftn3" text:note-class="footnote"><text:note-citation>1</text:note-citation><text:note-body><text:p text:style-name="P70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31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31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31">F12</text:span></text:span><text:span text:style-name="User_20_Entry"><text:span text:style-name="T119">.</text:span></text:span></text:p></text:note-body></text:note></text:span><text:span text:style-name="T170"> </text:span><text:span text:style-name="T171">een </text:span><text:span text:style-name="T165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4"><text:s/></text:span></text:span><text:span text:style-name="Strong_20_Emphasis"><text:span text:style-name="T169">Server</text:span></text:span><text:span text:style-name="Strong_20_Emphasis"><text:span text:style-name="T167"> </text:span></text:span><text:span text:style-name="Strong_20_Emphasis"><text:span text:style-name="T168">Live</text:span></text:span><text:span text:style-name="T75"><text:note text:id="ftn4" text:note-class="footnote"><text:note-citation>2</text:note-citation><text:note-body><text:p text:style-name="P19"><text:span text:style-name="T213">Vanaf een </text:span><text:span text:style-name="T223">L</text:span><text:span text:style-name="T213">ive </text:span><text:span text:style-name="T224">USB</text:span><text:span text:style-name="T222">-stick</text:span><text:span text:style-name="T225"> </text:span><text:span text:style-name="T213">kunt u opstarten en </text:span><text:span text:style-name="T216">met </text:span><text:span text:style-name="Strong_20_Emphasis"><text:span text:style-name="T172"><text:user-field-get text:name="Distro">Debian</text:user-field-get></text:span></text:span><text:span text:style-name="Strong_20_Emphasis"><text:span text:style-name="T172"><text:s/></text:span></text:span><text:span text:style-name="T213">werken zonder enige bestanden op de harde schijf te wijzigen en maakt ook installatie van </text:span><text:span text:style-name="Strong_20_Emphasis"><text:span text:style-name="T172"><text:user-field-get text:name="Distro">Debian</text:user-field-get></text:span></text:span><text:span text:style-name="Strong_20_Emphasis"><text:span text:style-name="T172"><text:s/></text:span></text:span><text:span text:style-name="T213">mogelijk.</text:span></text:p></text:note-body></text:note></text:span><text:span text:style-name="T74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69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90">D</text:span></text:span><text:span text:style-name="Strong_20_Emphasis"><text:span text:style-name="T83">ow</text:span></text:span><text:span text:style-name="Strong_20_Emphasis"><text:span text:style-name="T84">nload </text:span></text:span><text:span text:style-name="Strong_20_Emphasis"><text:span text:style-name="T81">e</text:span></text:span><text:span text:style-name="Strong_20_Emphasis"><text:span text:style-name="T85">e</text:span></text:span><text:span text:style-name="Strong_20_Emphasis"><text:span text:style-name="T86">n</text:span></text:span><text:span text:style-name="Strong_20_Emphasis"><text:span text:style-name="T108"> </text:span></text:span><text:span text:style-name="Strong_20_Emphasis"><text:span text:style-name="T129">CD</text:span></text:span><text:span text:style-name="Strong_20_Emphasis"><text:span text:style-name="T128">-beeldbestand</text:span></text:span><text:span text:style-name="Strong_20_Emphasis"><text:span text:style-name="T84"> </text:span></text:span><text:span text:style-name="Strong_20_Emphasis"><text:span text:style-name="T91">(.iso) </text:span></text:span><text:span text:style-name="Strong_20_Emphasis"><text:span text:style-name="T87">v</text:span></text:span><text:span text:style-name="Strong_20_Emphasis"><text:span text:style-name="T88">anaf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17">debian.org</text:span></text:span></text:a><text:span text:style-name="Strong_20_Emphasis"><text:span text:style-name="T89">, </text:span></text:span><text:span text:style-name="Strong_20_Emphasis"><text:span text:style-name="T92">klik </text:span></text:span><text:span text:style-name="Strong_20_Emphasis"><text:span text:style-name="T95">achtereenvolgens op </text:span></text:span><text:span text:style-name="Strong_20_Emphasis"><text:span text:style-name="T100">Other downloads</text:span></text:span><text:span text:style-name="Strong_20_Emphasis"><text:span text:style-name="T95"> (onder Download) &gt; </text:span></text:span><text:span text:style-name="Strong_20_Emphasis"><text:span text:style-name="T100">Other live ISO</text:span></text:span><text:span text:style-name="Strong_20_Emphasis"><text:span text:style-name="T95"> (onder Try </text:span></text:span><text:span text:style-name="Strong_20_Emphasis"><text:span text:style-name="T95"><text:user-field-get text:name="Distro">Debian</text:user-field-get></text:span></text:span><text:span text:style-name="Strong_20_Emphasis"><text:span text:style-name="T95"><text:s/></text:span></text:span><text:span text:style-name="Strong_20_Emphasis"><text:span text:style-name="T96">live before installing) &gt; <text:line-break/></text:span>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Strong_20_Emphasis"><text:span text:style-name="T96">.</text:span></text:span><text:span text:style-name="Strong_20_Emphasis"><text:span text:style-name="T84"><text:line-break/></text:span></text:span><text:span text:style-name="Strong_20_Emphasis"><text:span text:style-name="T94">De volgende stappen staan beschreven in </text:span></text:span><text:span text:style-name="Strong_20_Emphasis"><text:span text:style-name="T98">Linux informatie</text:span></text:span><text:span text:style-name="Strong_20_Emphasis"><text:span text:style-name="T94">, te vinden op </text:span></text:span><text:a xlink:type="simple" xlink:href="https://karelzimmer.nl/" text:style-name="Internet_20_link" text:visited-style-name="Visited_20_Internet_20_Link"><text:span text:style-name="Strong_20_Emphasis"><text:span text:style-name="T218">karelzimmer.nl</text:span></text:span></text:a><text:span text:style-name="Strong_20_Emphasis"><text:span text:style-name="T94">, o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35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45">Selecteer</text:span></text:span><text:span text:style-name="Strong_20_Emphasis"><text:span text:style-name="T52"> </text:span></text:span><text:span text:style-name="Strong_20_Emphasis"><text:span text:style-name="T21">Start inst</text:span></text:span><text:span text:style-name="Strong_20_Emphasis"><text:span text:style-name="T22">a</text:span></text:span><text:span text:style-name="Strong_20_Emphasis"><text:span text:style-name="T21">ll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4" office:value-type="string">
            <text:p text:style-name="P35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draw:control text:anchor-type="as-char" draw:z-index="7" draw:name="Vorm13_ 1" draw:style-name="gr1" draw:text-style-name="P82" svg:width="0.35cm" svg:height="0.35cm" draw:control="control6"/></text:p>
          </table:table-cell>
          <table:table-cell table:style-name="_32_._5f_Installatie_5f_uitvoeren.C6" office:value-type="string">
            <text:p text:style-name="P60"><text:span text:style-name="Strong_20_Emphasis"><text:span text:style-name="T27">Bi</text:span></text:span><text:span text:style-name="Strong_20_Emphasis"><text:span text:style-name="T34">j</text:span></text:span><text:span text:style-name="Strong_20_Emphasis"><text:span text:style-name="T27"> </text:span></text:span><text:span text:style-name="Strong_20_Emphasis"><text:span text:style-name="T61">Select a language</text:span></text:span><text:span text:style-name="Strong_20_Emphasis"><text:span text:style-name="T27">: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6" office:value-type="string">
            <text:p text:style-name="P66"><text:span text:style-name="Strong_20_Emphasis"><text:span text:style-name="T34">K</text:span></text:span><text:span text:style-name="Strong_20_Emphasis"><text:span text:style-name="T27">ies </text:span></text:span><text:span text:style-name="Strong_20_Emphasis"><text:span text:style-name="T64">Dutch - </text:span></text:span><text:span text:style-name="Strong_20_Emphasis"><text:span text:style-name="T65">Nederlands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8"><draw:control text:anchor-type="as-char" draw:z-index="4" draw:name="Vorm13" draw:style-name="gr1" draw:text-style-name="P82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9"><text:span text:style-name="Strong_20_Emphasis"><text:span text:style-name="T49">B</text:span></text:span><text:span text:style-name="Strong_20_Emphasis"><text:span text:style-name="T53">ij</text:span></text:span><text:span text:style-name="Strong_20_Emphasis"><text:span text:style-name="T49"> </text:span></text:span><text:span text:style-name="Strong_20_Emphasis"><text:span text:style-name="T57">Het netwerk configureren</text:span></text:span><text:span text:style-name="Strong_20_Emphasis"><text:span text:style-name="T49">: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2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62">C</text:span></text:span><text:span text:style-name="Strong_20_Emphasis"><text:span text:style-name="T59">omputer</text:span></text:span><text:span text:style-name="Strong_20_Emphasis"><text:span text:style-name="T62">naam</text:span></text:span><text:span text:style-name="Strong_20_Emphasis"><text:span text:style-name="T30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10" draw:name="Vorm 1" draw:style-name="gr1" draw:text-style-name="P82" svg:width="0.35cm" svg:height="0.35cm" draw:control="control9"/></text:p>
          </table:table-cell>
          <table:table-cell table:style-name="_32_._5f_Installatie_5f_uitvoeren.C9" office:value-type="string">
            <text:p text:style-name="P67"><text:span text:style-name="Strong_20_Emphasis"><text:span text:style-name="T53">Bij</text:span></text:span> <text:span text:style-name="T214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5"><text:span text:style-name="T173">Stel geen </text:span><text:span text:style-name="T174">Root</text:span><text:span text:style-name="T173">-wachtwoord in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1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at is </text:span></text:span><text:span text:style-name="Strong_20_Emphasis"><text:span text:style-name="T62">de volledige </text:span></text:span><text:span text:style-name="Strong_20_Emphasis"><text:span text:style-name="T58">naam </text:span></text:span><text:span text:style-name="Strong_20_Emphasis"><text:span text:style-name="T62">van de nieuwe gebruiker</text:span></text:span><text:span text:style-name="Strong_20_Emphasis"><text:span text:style-name="T58">?</text:span></text:span><text:span text:style-name="Strong_20_Emphasis"><text:span text:style-name="T28">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4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</text:span></text:span><text:span text:style-name="Strong_20_Emphasis"><text:span text:style-name="T63">at is de gebruikersnaam voor uw </text:span></text:span><text:span text:style-name="Strong_20_Emphasis"><text:span text:style-name="T58"><text:s/></text:span></text:span><text:span text:style-name="Strong_20_Emphasis"><text:span text:style-name="T63">account</text:span></text:span><text:span text:style-name="Strong_20_Emphasis"><text:span text:style-name="T58">?</text:span></text:span><text:span text:style-name="Strong_20_Emphasis"><text:span text:style-name="T29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6" office:value-type="string">
            <text:p text:style-name="P63"><text:span text:style-name="Strong_20_Emphasis"><text:span text:style-name="T33">Geef</text:span></text:span><text:span text:style-name="Strong_20_Emphasis"><text:span text:style-name="T28"> </text:span></text:span><text:span text:style-name="Strong_20_Emphasis"><text:span text:style-name="T31">tweemaal </text:span></text:span><text:span text:style-name="Strong_20_Emphasis"><text:span text:style-name="T33">een </text:span></text:span><text:span text:style-name="Strong_20_Emphasis"><text:span text:style-name="T60">wachtwoord</text:span></text:span><text:span text:style-name="Strong_20_Emphasis"><text:span text:style-name="T47">.</text:span></text:span></text:p>
          </table:table-cell>
        </table:table-row>
      </table:table>
      <text:p text:style-name="P38"><text:span text:style-name="Strong_20_Emphasis"><text:span text:style-name="T54"/></text:span></text:p>
      <text:list text:continue-numbering="true" text:style-name="L1">
        <text:list-item>
          <text:p text:style-name="P79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9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8"><draw:control text:anchor-type="as-char" draw:z-index="5" draw:name="Vorm22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19" draw:name="Vorm4" draw:style-name="gr1" draw:text-style-name="P82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80">Type: </text:span></text:span><text:span text:style-name="User_20_Entry"><text:span text:style-name="T130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2"><text:span text:style-name="Strong_20_Emphasis"><text:span text:style-name="T39">V</text:span>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20" draw:name="Vorm 6" draw:style-name="gr1" draw:text-style-name="P82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55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39"><text:span text:style-name="Strong_20_Emphasis"><text:span text:style-name="T32"><text:tab/></text:span></text:span></text:p>
      <text:p text:style-name="P40"><text:span text:style-name="Strong_20_Emphasis"><text:span text:style-name="T41"><text:tab/></text:span></text:span></text:p>
      <text:list text:continue-numbering="true" text:style-name="L1">
        <text:list-item>
          <text:p text:style-name="P78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48"><draw:control text:anchor-type="as-char" draw:z-index="6" draw:name="Vorm36_0" draw:style-name="gr1" draw:text-style-name="P82" svg:width="0.35cm" svg:height="0.35cm" draw:control="control5"/></text:span></text:span></text:p>
          </table:table-cell>
          <table:table-cell table:style-name="Tabel2.A1" office:value-type="string">
            <text:p text:style-name="P56"><text:span text:style-name="Strong_20_Emphasis"><text:span text:style-name="T48"><draw:control text:anchor-type="as-char" draw:z-index="9" draw:name="Vorm36_ 1" draw:style-name="gr1" draw:text-style-name="P82" svg:width="0.35cm" svg:height="0.35cm" draw:control="control8"/></text:span></text:span></text:p>
          </table:table-cell>
          <table:table-cell table:style-name="Tabel2.D1" office:value-type="string">
            <text:p text:style-name="P34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6"><text:note text:id="ftn6" text:note-class="footnote"><text:note-citation>1</text:note-citation><text:note-body><text:p text:style-name="P47"><text:span text:style-name="User_20_Entry"><text:span text:style-name="T82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15">gebruiker</text:span></text:span><text:span text:style-name="User_20_Entry"><text:span text:style-name="T106">s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1" draw:name="Vorm 9" draw:style-name="gr1" draw:text-style-name="P82" svg:width="0.35cm" svg:height="0.35cm" draw:control="control20"/></text:span></text:span></text:p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2" draw:name="Vorm 10" draw:style-name="gr1" draw:text-style-name="P82" svg:width="0.35cm" svg:height="0.35cm" draw:control="control21"/></text:span></text:span></text:p>
          </table:table-cell>
          <table:table-cell table:style-name="Tabel2.D3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7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4</text:span></text:span><text:span text:style-name="Strong_20_Emphasis"><text:span text:style-name="T55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5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17"/>
      <text:p text:style-name="P6"/>
      <text:p text:style-name="P73"><text:span text:style-name="T70">E</text:span><text:span text:style-name="T71">inde c</text:span><text:span text:style-name="T72">hecklist, </text:span><text:span text:style-name="T73">d</text:span><text:span text:style-name="T72">e</text:span><text:span text:style-name="T163"> installatie van </text:span><text:span text:style-name="T163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4"><text:s/></text:span></text:span><text:span text:style-name="Strong_20_Emphasis"><text:span text:style-name="T169">Server</text:span></text:span><text:span text:style-name="Strong_20_Emphasis"><text:span text:style-name="T167"> </text:span></text:span><text:span text:style-name="T163">is voltooid.</text:span></text:p>
      <text:p text:style-name="P30"/>
      <text:list text:style-name="L2">
        <text:list-header>
          <text:p text:style-name="P80"><text:span text:style-name="Emphasis"><text:span text:style-name="T22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31">.</text:span></text:span></text:p>
          <text:p text:style-name="P81"><text:span text:style-name="Emphasis"><text:span text:style-name="T233">Licentie </text:span></text:span><text:span text:style-name="Emphasis"><text:span text:style-name="T231">C</text:span></text:span><text:span text:style-name="Emphasis"><text:span text:style-name="T232">C0</text:span></text:span><text:span text:style-name="Emphasis"><text:span text:style-name="T231"> 1.0 </text:span></text:span><text:span text:style-name="Emphasis"><text:span text:style-name="T22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8"><text:s/></text:span></text:span><text:span text:style-name="Emphasis"><text:span text:style-name="T22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7-22T15:50:50.031794328">22-07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2T15:50:49.899073931</dc:date>
    <meta:keyword>Installatie</meta:keyword>
    <meta:keyword>Checklist</meta:keyword>
    <meta:keyword>Linux</meta:keyword>
    <meta:editing-cycles>7001</meta:editing-cycles>
    <meta:editing-duration>P12DT12H4M16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4" meta:character-count="2777" meta:non-whitespace-character-count="2401"/>
    <meta:user-defined meta:name="Info 1"/>
    <meta:user-defined meta:name="Info 2"/>
    <meta:user-defined meta:name="Info 3"/>
    <meta:user-defined meta:name="Info 4"/>
  </office:meta>
</office:document-meta>
</file>